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transparent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transparent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US" officeooo:rsid="001d54d7" officeooo:paragraph-rsid="001d54d7"/>
    </style:style>
    <style:style style:name="P2" style:family="paragraph" style:parent-style-name="Table_20_Contents">
      <style:text-properties fo:language="en" fo:country="US" officeooo:rsid="001ef2af" officeooo:paragraph-rsid="001ef2af"/>
    </style:style>
    <style:style style:name="P3" style:family="paragraph" style:parent-style-name="Table_20_Contents">
      <style:text-properties fo:language="en" fo:country="US" officeooo:rsid="001ef2af" officeooo:paragraph-rsid="00206a8d"/>
    </style:style>
    <style:style style:name="P4" style:family="paragraph" style:parent-style-name="Table_20_Contents">
      <style:text-properties fo:language="en" fo:country="US" officeooo:rsid="00206a8d" officeooo:paragraph-rsid="00206a8d"/>
    </style:style>
    <style:style style:name="P5" style:family="paragraph" style:parent-style-name="Table_20_Contents">
      <style:text-properties fo:language="en" fo:country="US" officeooo:rsid="00206a8d" officeooo:paragraph-rsid="003222a8"/>
    </style:style>
    <style:style style:name="P6" style:family="paragraph" style:parent-style-name="Table_20_Contents">
      <style:text-properties fo:language="en" fo:country="US" officeooo:rsid="00206a8d" officeooo:paragraph-rsid="0038e01d"/>
    </style:style>
    <style:style style:name="P7" style:family="paragraph" style:parent-style-name="Table_20_Contents">
      <style:text-properties fo:language="en" fo:country="US" officeooo:rsid="00206a8d" officeooo:paragraph-rsid="003d90ab"/>
    </style:style>
    <style:style style:name="P8" style:family="paragraph" style:parent-style-name="Table_20_Contents">
      <style:text-properties fo:language="en" fo:country="US" officeooo:rsid="0020ffe4" officeooo:paragraph-rsid="0020ffe4"/>
    </style:style>
    <style:style style:name="P9" style:family="paragraph" style:parent-style-name="Table_20_Contents">
      <style:text-properties fo:language="en" fo:country="US" officeooo:rsid="0020ffe4" officeooo:paragraph-rsid="003222a8"/>
    </style:style>
    <style:style style:name="P10" style:family="paragraph" style:parent-style-name="Table_20_Contents">
      <style:text-properties fo:language="en" fo:country="US" officeooo:rsid="0020ffe4" officeooo:paragraph-rsid="0038e01d"/>
    </style:style>
    <style:style style:name="P11" style:family="paragraph" style:parent-style-name="Table_20_Contents">
      <style:text-properties fo:language="en" fo:country="US" officeooo:rsid="0020ffe4" officeooo:paragraph-rsid="003d90ab"/>
    </style:style>
    <style:style style:name="P12" style:family="paragraph" style:parent-style-name="Table_20_Contents">
      <style:text-properties fo:language="en" fo:country="US" officeooo:rsid="00229a16" officeooo:paragraph-rsid="003222a8"/>
    </style:style>
    <style:style style:name="P13" style:family="paragraph" style:parent-style-name="Table_20_Contents">
      <style:text-properties fo:language="en" fo:country="US" officeooo:rsid="00229a16" officeooo:paragraph-rsid="0038e01d"/>
    </style:style>
    <style:style style:name="P14" style:family="paragraph" style:parent-style-name="Table_20_Contents">
      <style:text-properties fo:language="en" fo:country="US" officeooo:rsid="00229a16" officeooo:paragraph-rsid="003d90ab"/>
    </style:style>
    <style:style style:name="P15" style:family="paragraph" style:parent-style-name="Table_20_Contents">
      <style:text-properties fo:language="en" fo:country="US" officeooo:rsid="00229a16" officeooo:paragraph-rsid="00229a16"/>
    </style:style>
    <style:style style:name="P16" style:family="paragraph" style:parent-style-name="Table_20_Contents">
      <style:text-properties fo:language="en" fo:country="US" officeooo:rsid="00256e3c" officeooo:paragraph-rsid="005168b9"/>
    </style:style>
    <style:style style:name="P17" style:family="paragraph" style:parent-style-name="Table_20_Contents">
      <style:text-properties officeooo:paragraph-rsid="0020ffe4"/>
    </style:style>
    <style:style style:name="P18" style:family="paragraph" style:parent-style-name="Table_20_Contents">
      <style:text-properties style:font-name="Liberation Serif1" fo:language="en" fo:country="US" officeooo:rsid="0020ffe4" officeooo:paragraph-rsid="0020ffe4"/>
    </style:style>
    <style:style style:name="P19" style:family="paragraph" style:parent-style-name="Table_20_Contents">
      <style:text-properties style:font-name="Liberation Serif" fo:language="en" fo:country="US" officeooo:rsid="0020ffe4" officeooo:paragraph-rsid="0020ffe4"/>
    </style:style>
    <style:style style:name="P20" style:family="paragraph" style:parent-style-name="Table_20_Contents">
      <style:text-properties style:font-name="Liberation Serif" fo:language="en" fo:country="US" officeooo:rsid="0020ffe4" officeooo:paragraph-rsid="003222a8"/>
    </style:style>
    <style:style style:name="P21" style:family="paragraph" style:parent-style-name="Table_20_Contents">
      <style:text-properties style:font-name="Liberation Serif" fo:language="en" fo:country="US" officeooo:rsid="0020ffe4" officeooo:paragraph-rsid="0038e01d"/>
    </style:style>
    <style:style style:name="P22" style:family="paragraph" style:parent-style-name="Table_20_Contents">
      <style:text-properties style:font-name="Liberation Serif" fo:language="en" fo:country="US" officeooo:rsid="0020ffe4" officeooo:paragraph-rsid="003d90ab"/>
    </style:style>
    <style:style style:name="P23" style:family="paragraph" style:parent-style-name="Table_20_Contents">
      <style:text-properties officeooo:paragraph-rsid="003222a8"/>
    </style:style>
    <style:style style:name="P24" style:family="paragraph" style:parent-style-name="Table_20_Contents">
      <style:text-properties officeooo:paragraph-rsid="0038e01d"/>
    </style:style>
    <style:style style:name="P25" style:family="paragraph" style:parent-style-name="Table_20_Contents">
      <style:text-properties officeooo:paragraph-rsid="003d90ab"/>
    </style:style>
    <style:style style:name="P26" style:family="paragraph" style:parent-style-name="Standard" style:master-page-name="">
      <style:paragraph-properties fo:text-align="start" style:justify-single-word="false" style:page-number="auto" fo:break-before="page"/>
      <style:text-properties fo:language="en" fo:country="US" officeooo:rsid="0020ffe4" officeooo:paragraph-rsid="0028f3d3"/>
    </style:style>
    <style:style style:name="P27" style:family="paragraph" style:parent-style-name="Standard" style:master-page-name="">
      <style:paragraph-properties style:page-number="auto" fo:break-before="page" style:writing-mode="lr-tb"/>
      <style:text-properties officeooo:paragraph-rsid="003756fc"/>
    </style:style>
    <style:style style:name="P28" style:family="paragraph" style:parent-style-name="Standard" style:master-page-name="">
      <style:paragraph-properties style:page-number="auto" fo:break-before="page" style:writing-mode="lr-tb"/>
      <style:text-properties officeooo:paragraph-rsid="003d90ab"/>
    </style:style>
    <style:style style:name="P29" style:family="paragraph" style:parent-style-name="Standard" style:master-page-name="">
      <style:paragraph-properties style:page-number="auto" fo:break-before="page" style:writing-mode="lr-tb"/>
      <style:text-properties fo:language="en" fo:country="US" officeooo:rsid="001d54d7" officeooo:paragraph-rsid="00319525"/>
    </style:style>
    <style:style style:name="P30" style:family="paragraph" style:parent-style-name="Standard">
      <style:paragraph-properties style:writing-mode="lr-tb"/>
      <style:text-properties fo:language="en" fo:country="US" fo:font-weight="bold" officeooo:rsid="0028f3d3" officeooo:paragraph-rsid="003d90ab" style:font-weight-asian="bold" style:font-weight-complex="bold"/>
    </style:style>
    <style:style style:name="P31" style:family="paragraph" style:parent-style-name="Table_20_Contents">
      <style:text-properties fo:language="en" fo:country="US" officeooo:rsid="00256e3c" officeooo:paragraph-rsid="005a1148"/>
    </style:style>
    <style:style style:name="P32" style:family="paragraph" style:parent-style-name="Table_20_Contents">
      <style:text-properties officeooo:rsid="00256e3c" officeooo:paragraph-rsid="005a1148"/>
    </style:style>
    <style:style style:name="P33" style:family="paragraph" style:parent-style-name="Table_20_Contents">
      <style:paragraph-properties fo:line-height="1.499cm"/>
      <style:text-properties officeooo:rsid="00256e3c" officeooo:paragraph-rsid="005a1148"/>
    </style:style>
    <style:style style:name="P34" style:family="paragraph" style:parent-style-name="Table_20_Contents">
      <style:text-properties style:font-name="Liberation Serif1" fo:language="en" fo:country="US" officeooo:rsid="00256e3c" officeooo:paragraph-rsid="005a1148"/>
    </style:style>
    <style:style style:name="P35" style:family="paragraph" style:parent-style-name="Table_20_Contents">
      <style:text-properties style:font-name="Liberation Serif" fo:language="en" fo:country="US" officeooo:rsid="00256e3c" officeooo:paragraph-rsid="005a1148"/>
    </style:style>
    <style:style style:name="P36" style:family="paragraph" style:parent-style-name="Table_20_Contents">
      <style:text-properties officeooo:paragraph-rsid="0038e01d"/>
    </style:style>
    <style:style style:name="T1" style:family="text">
      <style:text-properties officeooo:rsid="001ef2a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74e54"/>
    </style:style>
    <style:style style:name="T4" style:family="text">
      <style:text-properties fo:language="en" fo:country="US" officeooo:rsid="00289827"/>
    </style:style>
    <style:style style:name="T5" style:family="text">
      <style:text-properties fo:language="en" fo:country="US" officeooo:rsid="002efea8"/>
    </style:style>
    <style:style style:name="T6" style:family="text">
      <style:text-properties fo:language="en" fo:country="US" officeooo:rsid="003223b7"/>
    </style:style>
    <style:style style:name="T7" style:family="text">
      <style:text-properties fo:language="en" fo:country="US" fo:font-weight="bold" officeooo:rsid="0028f3d3" style:font-weight-asian="bold" style:font-weight-complex="bold"/>
    </style:style>
    <style:style style:name="T8" style:family="text">
      <style:text-properties fo:language="en" fo:country="US" fo:font-weight="bold" officeooo:rsid="003d90ab" style:font-weight-asian="bold" style:font-weight-complex="bold"/>
    </style:style>
    <style:style style:name="T9" style:family="text">
      <style:text-properties fo:language="en" fo:country="US" officeooo:rsid="0028f3d3"/>
    </style:style>
    <style:style style:name="T10" style:family="text">
      <style:text-properties fo:language="en" fo:country="US" officeooo:rsid="003d90ab"/>
    </style:style>
    <style:style style:name="T11" style:family="text">
      <style:text-properties fo:language="en" fo:country="US" officeooo:rsid="003ec4d1"/>
    </style:style>
    <style:style style:name="T12" style:family="text">
      <style:text-properties fo:language="en" fo:country="US" officeooo:rsid="0041aafa"/>
    </style:style>
    <style:style style:name="T13" style:family="text">
      <style:text-properties fo:language="en" fo:country="US" officeooo:rsid="0044ded4"/>
    </style:style>
    <style:style style:name="T14" style:family="text">
      <style:text-properties fo:language="en" fo:country="US" officeooo:rsid="00457df0"/>
    </style:style>
    <style:style style:name="T15" style:family="text">
      <style:text-properties fo:language="en" fo:country="US" officeooo:rsid="004729a9"/>
    </style:style>
    <style:style style:name="T16" style:family="text">
      <style:text-properties fo:language="en" fo:country="US" officeooo:rsid="0047d103"/>
    </style:style>
    <style:style style:name="T17" style:family="text">
      <style:text-properties fo:language="en" fo:country="US" officeooo:rsid="00487869"/>
    </style:style>
    <style:style style:name="T18" style:family="text">
      <style:text-properties fo:language="en" fo:country="US" officeooo:rsid="004a6e13"/>
    </style:style>
    <style:style style:name="T19" style:family="text">
      <style:text-properties fo:language="en" fo:country="US" officeooo:rsid="004cb833"/>
    </style:style>
    <style:style style:name="T20" style:family="text">
      <style:text-properties fo:language="en" fo:country="US" officeooo:rsid="004d11dc"/>
    </style:style>
    <style:style style:name="T21" style:family="text">
      <style:text-properties fo:language="en" fo:country="US" officeooo:rsid="005852b2"/>
    </style:style>
    <style:style style:name="T22" style:family="text">
      <style:text-properties fo:language="en" fo:country="US" officeooo:rsid="005a1148"/>
    </style:style>
    <style:style style:name="T23" style:family="text">
      <style:text-properties fo:language="en" fo:country="US" officeooo:rsid="005b7ea2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4dace4"/>
    </style:style>
    <style:style style:name="T26" style:family="text">
      <style:text-properties style:font-name="Liberation Serif1" officeooo:rsid="005168b9"/>
    </style:style>
    <style:style style:name="T27" style:family="text">
      <style:text-properties style:font-name="Liberation Serif1" officeooo:rsid="005a1148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206a8d"/>
    </style:style>
    <style:style style:name="T30" style:family="text">
      <style:text-properties style:font-name="Liberation Serif" officeooo:rsid="004dace4"/>
    </style:style>
    <style:style style:name="T31" style:family="text">
      <style:text-properties officeooo:rsid="0027887b"/>
    </style:style>
    <style:style style:name="T32" style:family="text">
      <style:text-properties officeooo:rsid="00289827"/>
    </style:style>
    <style:style style:name="T33" style:family="text">
      <style:text-properties officeooo:rsid="0028f3d3"/>
    </style:style>
    <style:style style:name="T34" style:family="text">
      <style:text-properties fo:font-weight="bold" officeooo:rsid="0028f3d3" style:font-weight-asian="bold" style:font-weight-complex="bold"/>
    </style:style>
    <style:style style:name="T35" style:family="text">
      <style:text-properties fo:font-weight="bold" officeooo:rsid="003d90ab" style:font-weight-asian="bold" style:font-weight-complex="bold"/>
    </style:style>
    <style:style style:name="T36" style:family="text">
      <style:text-properties officeooo:rsid="002b70ec"/>
    </style:style>
    <style:style style:name="T37" style:family="text">
      <style:text-properties officeooo:rsid="002d67a9"/>
    </style:style>
    <style:style style:name="T38" style:family="text">
      <style:text-properties fo:language="ru" fo:country="RU" officeooo:rsid="00319525"/>
    </style:style>
    <style:style style:name="T39" style:family="text">
      <style:text-properties style:text-position="super 58%" fo:language="en" fo:country="US" officeooo:rsid="00487869"/>
    </style:style>
    <style:style style:name="T40" style:family="text">
      <style:text-properties style:text-position="super 58%" fo:language="en" fo:country="US" officeooo:rsid="005b7ea2"/>
    </style:style>
    <style:style style:name="T41" style:family="text">
      <style:text-properties officeooo:rsid="004eae5c"/>
    </style:style>
    <style:style style:name="T42" style:family="text">
      <style:text-properties officeooo:rsid="005168b9"/>
    </style:style>
    <style:style style:name="T43" style:family="text">
      <style:text-properties officeooo:rsid="00537eb9"/>
    </style:style>
    <style:style style:name="T44" style:family="text">
      <style:text-properties officeooo:rsid="005a1148"/>
    </style:style>
    <style:style style:name="T45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Test 1</text:span><text:span text:style-name="T33">. </text:span>A 3-line text of Default style, which has a fixed line height of 5 mm, on an A4 page (297 mm high) with 20 mm top and bottom margins (page body is 257 mm high). The rest space after this paragraph is <text:span text:style-name="T1">242 mm high.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16"><text:span text:style-name="T44">Test 1 </text:span>Headline <text:span text:style-name="T42">1</text:span></text:p>
            </table:table-cell>
            <table:table-cell table:style-name="Table1.B1" office:value-type="string">
              <text:p text:style-name="P3">A table of 36 rows, which has 1 mm padding</text:p>
            </table:table-cell>
          </table:table-row>
          <table:table-row>
            <table:table-cell table:style-name="Table1.A2" office:value-type="string">
              <text:p text:style-name="P31"><text:span text:style-name="T27">Test 1 </text:span><text:span text:style-name="T25">Headline </text:span><text:span text:style-name="T26">2</text:span></text:p>
            </table:table-cell>
            <table:table-cell table:style-name="Table1.B2" office:value-type="string">
              <text:p text:style-name="P2"><text:span text:style-name="T29">a</text:span><text:span text:style-name="T28">nd 0.</text:span><text:span text:style-name="T30">2</text:span><text:span text:style-name="T28">5 pt (0.0</text:span><text:span text:style-name="T30">88</text:span><text:span text:style-name="T28"> mm) line width.</text:span></text:p>
            </table:table-cell>
          </table:table-row>
          <table:table-row>
            <table:table-cell table:style-name="Table1.A2" office:value-type="string">
              <text:p text:style-name="P31"><text:span text:style-name="T44">Test 1 </text:span>Headline <text:span text:style-name="T42">3</text:span></text:p>
            </table:table-cell>
            <table:table-cell table:style-name="Table1.B2" office:value-type="string">
              <text:p text:style-name="P2">The total table height is 36<text:span text:style-name="T24">×</text:span><text:span text:style-name="T28">(5+2)+37</text:span><text:span text:style-name="T24">×0.0</text:span><text:span text:style-name="T25">88</text:span></text:p>
            </table:table-cell>
          </table:table-row>
          <table:table-row>
            <table:table-cell table:style-name="Table1.A2" office:value-type="string">
              <text:p text:style-name="P31"><text:span text:style-name="T44">Test 1 </text:span>Headline <text:span text:style-name="T42">4</text:span></text:p>
            </table:table-cell>
            <table:table-cell table:style-name="Table1.B2" office:value-type="string">
              <text:p text:style-name="P2"><text:span text:style-name="T28">= 25</text:span><text:span text:style-name="T30">5</text:span><text:span text:style-name="T28">,</text:span><text:span text:style-name="T30">26</text:span><text:span text:style-name="T28"> mm</text:span></text:p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5</text:p>
            </table:table-cell>
            <table:table-cell table:style-name="Table1.B2" office:value-type="string">
              <text:p text:style-name="P4">All 36 table rows are repeated headlines,</text:p>
            </table:table-cell>
          </table:table-row>
          <table:table-row>
            <table:table-cell table:style-name="Table1.A2" office:value-type="string">
              <text:p text:style-name="P31"><text:span text:style-name="T44">Test 1 </text:span>Headline <text:span text:style-name="T42">6</text:span></text:p>
            </table:table-cell>
            <table:table-cell table:style-name="Table1.B2" office:value-type="string">
              <text:p text:style-name="P4">so the table fits to an empty page, but not</text:p>
            </table:table-cell>
          </table:table-row>
          <table:table-row>
            <table:table-cell table:style-name="Table1.A2" office:value-type="string">
              <text:p text:style-name="P31"><text:span text:style-name="T44">Test 1 </text:span>Headline <text:span text:style-name="T42">7</text:span></text:p>
            </table:table-cell>
            <table:table-cell table:style-name="Table1.B2" office:value-type="string">
              <text:p text:style-name="P4">to the first page which has the first paragraph.</text:p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8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9</text:span></text:p>
            </table:table-cell>
            <table:table-cell table:style-name="Table1.B2" office:value-type="string">
              <text:p text:style-name="P4">The table must go to the new second page,</text:p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0</text:span></text:p>
            </table:table-cell>
            <table:table-cell table:style-name="Table1.B2" office:value-type="string">
              <text:p text:style-name="P4">and shouldn’t ignore the headlines and try</text:p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1</text:span></text:p>
            </table:table-cell>
            <table:table-cell table:style-name="Table1.B2" office:value-type="string">
              <text:p text:style-name="P4">to fit to the first page.</text:p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2</text:span></text:p>
            </table:table-cell>
            <table:table-cell table:style-name="Table1.B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3</text:span></text:p>
            </table:table-cell>
            <table:table-cell table:style-name="Table1.B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4</text:span></text:p>
            </table:table-cell>
            <table:table-cell table:style-name="Table1.B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5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6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7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8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19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0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1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2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3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4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5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6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7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8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29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0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1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2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3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4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5</text:span></text:p>
            </table:table-cell>
            <table:table-cell table:style-name="Table1.B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P32"><text:span text:style-name="T22">Test 1 </text:span><text:span text:style-name="T2">Headline</text:span> <text:span text:style-name="T3">36</text:span></text:p>
            </table:table-cell>
            <table:table-cell table:style-name="Table1.B2" office:value-type="string">
              <text:p text:style-name="Table_20_Contents"/>
            </table:table-cell>
          </table:table-row>
        </table:table-header-rows>
      </table:table>
      <text:p text:style-name="P26"><text:span text:style-name="T34">Test 2</text:span><text:span text:style-name="T33">. </text:span>Another 3-lines paragraph, 15 mm high, starting at a new page, after which goes another table with all rows repeated headlines. This time, the table has 37 rows (2<text:span text:style-name="T41">62</text:span>.<text:span text:style-name="T41">35</text:span> mm), <text:span text:style-name="T36">all repeated</text:span>, so it will not fit to an empty page, and thus must start ignoring headlin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<text:span text:style-name="T44">Test 2 </text:span><text:span text:style-name="T2">Headline </text:span><text:span text:style-name="T43">1</text:span></text:p>
            </table:table-cell>
            <table:table-cell table:style-name="Table2.B1" office:value-type="string">
              <text:p text:style-name="P8"><text:span text:style-name="T1">S</text:span>ince this table ignores the headlines, it must</text:p>
            </table:table-cell>
          </table:table-row>
          <table:table-row>
            <table:table-cell table:style-name="Table2.A2" office:value-type="string">
              <text:p text:style-name="P34"><text:span text:style-name="T44">Test 2 </text:span>Headline <text:span text:style-name="T43">2</text:span></text:p>
            </table:table-cell>
            <table:table-cell table:style-name="Table2.B2" office:value-type="string">
              <text:p text:style-name="P19">break between “headlines”, and it must start</text:p>
            </table:table-cell>
          </table:table-row>
          <table:table-row>
            <table:table-cell table:style-name="Table2.A2" office:value-type="string">
              <text:p text:style-name="P35"><text:span text:style-name="T44">Test 2 </text:span>Headline <text:span text:style-name="T43">3</text:span></text:p>
            </table:table-cell>
            <table:table-cell table:style-name="Table2.B2" office:value-type="string">
              <text:p text:style-name="P18">right below the previous paragraph, taking</text:p>
            </table:table-cell>
          </table:table-row>
          <table:table-row>
            <table:table-cell table:style-name="Table2.A2" office:value-type="string">
              <text:p text:style-name="P31"><text:span text:style-name="T44">Test 2 </text:span>Headline <text:span text:style-name="T31">4</text:span></text:p>
            </table:table-cell>
            <table:table-cell table:style-name="Table2.B2" office:value-type="string">
              <text:p text:style-name="P19">the free space on the page. Three rows should</text:p>
            </table:table-cell>
          </table:table-row>
          <table:table-row>
            <table:table-cell table:style-name="Table2.A2" office:value-type="string">
              <text:p text:style-name="P31"><text:span text:style-name="T44">Test 2 </text:span>Headline <text:span text:style-name="T43">5</text:span></text:p>
            </table:table-cell>
            <table:table-cell table:style-name="Table2.B2" office:value-type="string">
              <text:p text:style-name="P19">flow to the next page.</text:p>
            </table:table-cell>
          </table:table-row>
          <table:table-row>
            <table:table-cell table:style-name="Table2.A2" office:value-type="string">
              <text:p text:style-name="P31"><text:span text:style-name="T44">Test 2 </text:span>Headline <text:span text:style-name="T32">6</text:span></text:p>
            </table:table-cell>
            <table:table-cell table:style-name="Table2.B2" office:value-type="string">
              <text:p text:style-name="P15"/>
            </table:table-cell>
          </table:table-row>
          <table:table-row>
            <table:table-cell table:style-name="Table2.A2" office:value-type="string">
              <text:p text:style-name="P31"><text:span text:style-name="T44">Test 2 </text:span>Headline <text:span text:style-name="T32">7</text:span></text:p>
            </table:table-cell>
            <table:table-cell table:style-name="Table2.B2" office:value-type="string">
              <text:p text:style-name="P15">This table tests the case when a table has no</text:p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8</text:span></text:p>
            </table:table-cell>
            <table:table-cell table:style-name="Table2.B2" office:value-type="string">
              <text:p text:style-name="P15">“normal” rows.</text:p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9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0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1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2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3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4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5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6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7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8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19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0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1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2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3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4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5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6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7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8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29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0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1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2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3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4</text:span></text:p>
            </table:table-cell>
            <table:table-cell table:style-name="Table2.B2" office:value-type="string">
              <text:p text:style-name="P17"/>
            </table:table-cell>
          </table:table-row>
          <text:soft-page-break/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5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6</text:span></text:p>
            </table:table-cell>
            <table:table-cell table:style-name="Table2.B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32"><text:span text:style-name="T22">Test 2 </text:span><text:span text:style-name="T2">Headline</text:span> <text:span text:style-name="T4">37</text:span></text:p>
            </table:table-cell>
            <table:table-cell table:style-name="Table2.B2" office:value-type="string">
              <text:p text:style-name="P17"/>
            </table:table-cell>
          </table:table-row>
        </table:table-header-rows>
      </table:table>
      <text:p text:style-name="P29"><text:span text:style-name="T34">Test </text:span><text:span text:style-name="T35">3</text:span><text:span text:style-name="T33">. A</text:span><text:span text:style-name="T38"> </text:span><text:span text:style-name="T33">40-row table with 37 repeated headlines, and 3 normal rows. Headlines cannot fit to an empty page, so they must be ignored; table must start on this page, and break after row 34 with 6 rows on next page. Previously it took 3 pages (1 for every normal row).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1"><text:span text:style-name="T44">Test 3 </text:span>Headline <text:span text:style-name="T37">1</text:span></text:p>
            </table:table-cell>
            <table:table-cell table:style-name="Table3.B1" office:value-type="string">
              <text:p text:style-name="P9"/>
            </table:table-cell>
          </table:table-row>
          <table:table-row>
            <table:table-cell table:style-name="Table3.A2" office:value-type="string">
              <text:p text:style-name="P34"><text:span text:style-name="T44">Test 3 </text:span>Headline <text:span text:style-name="T37">2</text:span></text:p>
            </table:table-cell>
            <table:table-cell table:style-name="Table3.B2" office:value-type="string">
              <text:p text:style-name="P20"/>
            </table:table-cell>
          </table:table-row>
          <table:table-row>
            <table:table-cell table:style-name="Table3.A2" office:value-type="string">
              <text:p text:style-name="P35"><text:span text:style-name="T44">Test 3 </text:span>Headline <text:span text:style-name="T37">3</text:span></text:p>
            </table:table-cell>
            <table:table-cell table:style-name="Table3.B2" office:value-type="string">
              <text:p text:style-name="P5"/>
            </table:table-cell>
          </table:table-row>
          <table:table-row>
            <table:table-cell table:style-name="Table3.A2" office:value-type="string">
              <text:p text:style-name="P31"><text:span text:style-name="T44">Test 3 </text:span>Headline <text:span text:style-name="T31">4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1"><text:span text:style-name="T44">Test 3 </text:span>Headline <text:span text:style-name="T37">5</text:span></text:p>
            </table:table-cell>
            <table:table-cell table:style-name="Table3.B2" office:value-type="string">
              <text:p text:style-name="P12"/>
            </table:table-cell>
          </table:table-row>
          <table:table-row>
            <table:table-cell table:style-name="Table3.A2" office:value-type="string">
              <text:p text:style-name="P31"><text:span text:style-name="T44">Test 3 </text:span>Headline <text:span text:style-name="T32">6</text:span></text:p>
            </table:table-cell>
            <table:table-cell table:style-name="Table3.B2" office:value-type="string">
              <text:p text:style-name="P5"/>
            </table:table-cell>
          </table:table-row>
          <table:table-row>
            <table:table-cell table:style-name="Table3.A2" office:value-type="string">
              <text:p text:style-name="P31"><text:span text:style-name="T44">Test 3 </text:span>Headline <text:span text:style-name="T32">7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8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9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0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1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2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3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4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5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6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7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8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19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0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1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2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3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4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5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6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7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8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29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0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1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2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3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4</text:span></text:p>
            </table:table-cell>
            <table:table-cell table:style-name="Table3.B2" office:value-type="string">
              <text:p text:style-name="P23"/>
            </table:table-cell>
          </table:table-row>
          <text:soft-page-break/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5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6</text:span></text:p>
            </table:table-cell>
            <table:table-cell table:style-name="Table3.B2" office:value-type="string">
              <text:p text:style-name="P23"/>
            </table:table-cell>
          </table:table-row>
          <table:table-row>
            <table:table-cell table:style-name="Table3.A2" office:value-type="string">
              <text:p text:style-name="P32"><text:span text:style-name="T22">Test 3 </text:span><text:span text:style-name="T2">Headline</text:span> <text:span text:style-name="T4">37</text:span></text:p>
            </table:table-cell>
            <table:table-cell table:style-name="Table3.B2" office:value-type="string">
              <text:p text:style-name="P23"/>
            </table:table-cell>
          </table:table-row>
        </table:table-header-rows>
        <table:table-row>
          <table:table-cell table:style-name="Table3.A2" office:value-type="string">
            <text:p text:style-name="P32"><text:span text:style-name="T22">Test 3 </text:span><text:span text:style-name="T5">Normal</text:span> <text:span text:style-name="T4">3</text:span><text:span text:style-name="T6">8</text:span></text:p>
          </table:table-cell>
          <table:table-cell table:style-name="Table3.B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32"><text:span text:style-name="T22">Test 3 </text:span><text:span text:style-name="T5">Normal</text:span> <text:span text:style-name="T4">3</text:span><text:span text:style-name="T6">9</text:span></text:p>
          </table:table-cell>
          <table:table-cell table:style-name="Table3.B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32"><text:span text:style-name="T22">Test 3 </text:span><text:span text:style-name="T5">Normal</text:span> <text:span text:style-name="T6">40</text:span></text:p>
          </table:table-cell>
          <table:table-cell table:style-name="Table3.B2" office:value-type="string">
            <text:p text:style-name="P23"/>
          </table:table-cell>
        </table:table-row>
      </table:table>
      <text:p text:style-name="P27"><text:span text:style-name="T7">Test </text:span><text:span text:style-name="T8">4</text:span><text:span text:style-name="T9">. Similar to previous. A</text:span><text:span text:style-name="T38"> </text:span><text:span text:style-name="T9">40-row table with 36 repeated headlines, and 4 normal rows. Headlines can fit to an empty page, but not a single normal row, so headlines must be ignored; table must start on this page, and break after row 34 with 6 rows on next page.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1"><text:span text:style-name="T44">Test 4 </text:span>Headline <text:span text:style-name="T37">1</text:span></text:p>
            </table:table-cell>
            <table:table-cell table:style-name="Table4.B1" office:value-type="string">
              <text:p text:style-name="P10"/>
            </table:table-cell>
          </table:table-row>
          <table:table-row>
            <table:table-cell table:style-name="Table4.A2" office:value-type="string">
              <text:p text:style-name="P34"><text:span text:style-name="T44">Test 4 </text:span>Headline <text:span text:style-name="T37">2</text:span></text:p>
            </table:table-cell>
            <table:table-cell table:style-name="Table4.B2" office:value-type="string">
              <text:p text:style-name="P21"/>
            </table:table-cell>
          </table:table-row>
          <table:table-row>
            <table:table-cell table:style-name="Table4.A2" office:value-type="string">
              <text:p text:style-name="P35"><text:span text:style-name="T44">Test 4 </text:span>Headline <text:span text:style-name="T37">3</text:span></text:p>
            </table:table-cell>
            <table:table-cell table:style-name="Table4.B2" office:value-type="string">
              <text:p text:style-name="P6"/>
            </table:table-cell>
          </table:table-row>
          <table:table-row>
            <table:table-cell table:style-name="Table4.A2" office:value-type="string">
              <text:p text:style-name="P31"><text:span text:style-name="T44">Test 4 </text:span>Headline <text:span text:style-name="T31">4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1"><text:span text:style-name="T44">Test 4 </text:span>Headline <text:span text:style-name="T37">5</text:span></text:p>
            </table:table-cell>
            <table:table-cell table:style-name="Table4.B2" office:value-type="string">
              <text:p text:style-name="P13"/>
            </table:table-cell>
          </table:table-row>
          <table:table-row>
            <table:table-cell table:style-name="Table4.A2" office:value-type="string">
              <text:p text:style-name="P31"><text:span text:style-name="T44">Test 4 </text:span>Headline <text:span text:style-name="T32">6</text:span></text:p>
            </table:table-cell>
            <table:table-cell table:style-name="Table4.B2" office:value-type="string">
              <text:p text:style-name="P6"/>
            </table:table-cell>
          </table:table-row>
          <table:table-row>
            <table:table-cell table:style-name="Table4.A2" office:value-type="string">
              <text:p text:style-name="P31"><text:span text:style-name="T44">Test 4 </text:span>Headline <text:span text:style-name="T32">7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8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9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0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1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2</text:span></text:p>
            </table:table-cell>
            <table:table-cell table:style-name="Table4.B2" office:value-type="string">
              <text:p text:style-name="P31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3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4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5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6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7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8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19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0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1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2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3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4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5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6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7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8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29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0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1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2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3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4</text:span></text:p>
            </table:table-cell>
            <table:table-cell table:style-name="Table4.B2" office:value-type="string">
              <text:p text:style-name="P24"/>
            </table:table-cell>
          </table:table-row>
          <text:soft-page-break/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5</text:span></text:p>
            </table:table-cell>
            <table:table-cell table:style-name="Table4.B2" office:value-type="string">
              <text:p text:style-name="P24"/>
            </table:table-cell>
          </table:table-row>
          <table:table-row>
            <table:table-cell table:style-name="Table4.A2" office:value-type="string">
              <text:p text:style-name="P32"><text:span text:style-name="T22">Test 4 </text:span><text:span text:style-name="T2">Headline</text:span> <text:span text:style-name="T4">36</text:span></text:p>
            </table:table-cell>
            <table:table-cell table:style-name="Table4.B2" office:value-type="string">
              <text:p text:style-name="P24"/>
            </table:table-cell>
          </table:table-row>
        </table:table-header-rows>
        <table:table-row>
          <table:table-cell table:style-name="Table4.A2" office:value-type="string">
            <text:p text:style-name="P32"><text:span text:style-name="T22">Test 4 </text:span><text:span text:style-name="T5">Normal</text:span> <text:span text:style-name="T4">37</text:span></text:p>
          </table:table-cell>
          <table:table-cell table:style-name="Table4.B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2"><text:span text:style-name="T22">Test 4 </text:span><text:span text:style-name="T5">Normal</text:span> <text:span text:style-name="T4">3</text:span><text:span text:style-name="T6">8</text:span></text:p>
          </table:table-cell>
          <table:table-cell table:style-name="Table4.B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2"><text:span text:style-name="T22">Test 4 </text:span><text:span text:style-name="T5">Normal</text:span> <text:span text:style-name="T4">3</text:span><text:span text:style-name="T6">9</text:span></text:p>
          </table:table-cell>
          <table:table-cell table:style-name="Table4.B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2"><text:span text:style-name="T22">Test 4 </text:span><text:span text:style-name="T5">Normal</text:span> <text:span text:style-name="T6">40</text:span></text:p>
          </table:table-cell>
          <table:table-cell table:style-name="Table4.B2" office:value-type="string">
            <text:p text:style-name="P24"/>
          </table:table-cell>
        </table:table-row>
      </table:table>
      <text:p text:style-name="P28"><text:span text:style-name="T7">Test </text:span><text:span text:style-name="T8">5</text:span><text:span text:style-name="T9">. This time, the </text:span><text:span text:style-name="T10">40</text:span><text:span text:style-name="T9">-row table has 35 repeated headlines, and </text:span><text:span text:style-name="T10">5</text:span><text:span text:style-name="T9"> normal rows. Since it can fit 35 repeated headlines + 1 normal row to an empty page, but not to the free space after this paragraph, it must start at next page. </text:span><text:span text:style-name="T17">The 2</text:span><text:span text:style-name="T39">nd</text:span><text:span text:style-name="T17"> normal row (row 37) has </text:span><text:span text:style-name="T21">2</text:span><text:span text:style-name="T17"> lines </text:span><text:span text:style-name="T23">(paragraphs)</text:span><text:span text:style-name="T17"> of text, so it splits to the next page (but still honors the headlines).</text:span><text:span text:style-name="T9"> </text:span><text:span text:style-name="T11">The </text:span><text:span text:style-name="T23">2</text:span><text:span text:style-name="T40">nd</text:span><text:span text:style-name="T23"> paragraph of</text:span><text:span text:style-name="T11"> </text:span><text:span text:style-name="T12">row 3</text:span><text:span text:style-name="T23">7</text:span><text:span text:style-name="T11"> has </text:span><text:span text:style-name="T19">15-mm</text:span><text:span text:style-name="T15"> </text:span><text:span text:style-name="T13">paragraph</text:span><text:span text:style-name="T18"> </text:span><text:span text:style-name="T19">height</text:span><text:span text:style-name="T13">, </text:span><text:span text:style-name="T20">thus</text:span><text:span text:style-name="T11"> it doesn’t fit into the page (with previous 35 repeated headlines), so starting from that, the headlines must be ignored </text:span><text:span text:style-name="T14">(</text:span><text:span text:style-name="T23">2</text:span><text:span text:style-name="T40">nd</text:span><text:span text:style-name="T23"> half of row 37, as well as </text:span><text:span text:style-name="T14">rows 38-40, are placed on one page without headlines)</text:span><text:span text:style-name="T11">.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1"><text:span text:style-name="T44">Test 5 </text:span>Headline <text:span text:style-name="T37">1</text:span></text:p>
            </table:table-cell>
            <table:table-cell table:style-name="Table5.B1" office:value-type="string">
              <text:p text:style-name="P11"/>
            </table:table-cell>
          </table:table-row>
          <table:table-row>
            <table:table-cell table:style-name="Table5.A2" office:value-type="string">
              <text:p text:style-name="P34"><text:span text:style-name="T44">Test 5 </text:span>Headline <text:span text:style-name="T37">2</text:span></text:p>
            </table:table-cell>
            <table:table-cell table:style-name="Table5.B2" office:value-type="string">
              <text:p text:style-name="P22"/>
            </table:table-cell>
          </table:table-row>
          <table:table-row>
            <table:table-cell table:style-name="Table5.A2" office:value-type="string">
              <text:p text:style-name="P35"><text:span text:style-name="T44">Test 5 </text:span>Headline <text:span text:style-name="T37">3</text:span></text:p>
            </table:table-cell>
            <table:table-cell table:style-name="Table5.B2" office:value-type="string">
              <text:p text:style-name="P7"/>
            </table:table-cell>
          </table:table-row>
          <table:table-row>
            <table:table-cell table:style-name="Table5.A2" office:value-type="string">
              <text:p text:style-name="P31"><text:span text:style-name="T44">Test 5 </text:span>Headline <text:span text:style-name="T31">4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1"><text:span text:style-name="T44">Test 5 </text:span>Headline <text:span text:style-name="T37">5</text:span></text:p>
            </table:table-cell>
            <table:table-cell table:style-name="Table5.B2" office:value-type="string">
              <text:p text:style-name="P14"/>
            </table:table-cell>
          </table:table-row>
          <table:table-row>
            <table:table-cell table:style-name="Table5.A2" office:value-type="string">
              <text:p text:style-name="P31"><text:span text:style-name="T44">Test 5 </text:span>Headline <text:span text:style-name="T32">6</text:span></text:p>
            </table:table-cell>
            <table:table-cell table:style-name="Table5.B2" office:value-type="string">
              <text:p text:style-name="P7"/>
            </table:table-cell>
          </table:table-row>
          <table:table-row>
            <table:table-cell table:style-name="Table5.A2" office:value-type="string">
              <text:p text:style-name="P31"><text:span text:style-name="T44">Test 5 </text:span>Headline <text:span text:style-name="T32">7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8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9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0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1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2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3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4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5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6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7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8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19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0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1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2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3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4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5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6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7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8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29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0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1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2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3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4</text:span></text:p>
            </table:table-cell>
            <table:table-cell table:style-name="Table5.B2" office:value-type="string">
              <text:p text:style-name="P25"/>
            </table:table-cell>
          </table:table-row>
          <table:table-row>
            <table:table-cell table:style-name="Table5.A2" office:value-type="string">
              <text:p text:style-name="P32"><text:span text:style-name="T22">Test 5 </text:span><text:span text:style-name="T2">Headline</text:span> <text:span text:style-name="T4">35</text:span></text:p>
            </table:table-cell>
            <table:table-cell table:style-name="Table5.B2" office:value-type="string">
              <text:p text:style-name="P25"/>
            </table:table-cell>
          </table:table-row>
        </table:table-header-rows>
        <table:table-row>
          <table:table-cell table:style-name="Table5.A2" office:value-type="string">
            <text:p text:style-name="P32"><text:span text:style-name="T22">Test 5 </text:span><text:span text:style-name="T5">Normal</text:span> <text:span text:style-name="T4">36</text:span>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32"><text:span text:style-name="T22">Test 5 </text:span><text:span text:style-name="T5">Normal</text:span> <text:span text:style-name="T4">37 </text:span><text:span text:style-name="T23">L</text:span><text:span text:style-name="T16">ine 1</text:span></text:p>
            <text:p text:style-name="P33"><text:soft-page-break/><text:span text:style-name="T22">Test 5 </text:span><text:span text:style-name="T5">Normal</text:span><text:span text:style-name="T2"> </text:span><text:span text:style-name="T4">37 </text:span><text:span text:style-name="T23">L</text:span><text:span text:style-name="T16">ine 2</text:span>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Table_20_Contents"><text:span text:style-name="T2">Test 5 Normal</text:span> <text:span text:style-name="T2">38</text:span>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32"><text:span text:style-name="T22">Test 5 </text:span><text:span text:style-name="T5">Normal</text:span> <text:span text:style-name="T4">3</text:span><text:span text:style-name="T12">9</text:span></text:p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32"><text:span text:style-name="T22">Test 5 </text:span><text:span text:style-name="T5">Normal</text:span> <text:span text:style-name="T12">40</text:span></text:p>
          </table:table-cell>
          <table:table-cell table:style-name="Table5.B2" office:value-type="string">
            <text:p text:style-name="P25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99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50:20.047000000</meta:creation-date>
    <dc:date>2018-06-08T22:30:31.393000000</dc:date>
    <meta:editing-duration>PT8H30M6S</meta:editing-duration>
    <meta:editing-cycles>58</meta:editing-cycles>
    <meta:generator>LibreOfficeDev/6.2.0.0.alpha0$Windows_X86_64 LibreOffice_project/632b677de2b1ed52e218e0f8be380b289663f66b</meta:generator>
    <meta:document-statistic meta:table-count="5" meta:image-count="0" meta:object-count="0" meta:page-count="12" meta:paragraph-count="216" meta:word-count="1217" meta:character-count="5711" meta:non-whitespace-character-count="4710"/>
  </office:meta>
</office:document-meta>
</file>